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V-score</text:p>
          </table:table-cell>
          <table:table-cell office:value-type="string" calcext:value-type="string">
            <text:p>Train-score</text:p>
          </table:table-cell>
          <table:table-cell office:value-type="string" calcext:value-type="string">
            <text:p>Test-sco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5184" calcext:value-type="float">
            <text:p>0.7951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'criterion': 'gini', 'max_depth': 14, 'min_samples_leaf': 10, 'min_samples_split': 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7249" calcext:value-type="float">
            <text:p>0.797249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{'class_weight': 'balanced', 'criterion': 'gini', 'max_depth': 15, 'min_samples_leaf': 7, 'min_samples_split': 50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11887" calcext:value-type="float">
            <text:p>0.81188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{'bootstrap': False, 'class_weight': 'balanced', 'criterion': 'gini', 'max_depth': 10, 'max_features': 0.5, 'max_samples': 0.8, 'min_samples_leaf': 1, 'min_samples_split': 100, 'n_estimators': 30}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office:value-type="string" calcext:value-type="string">
            <text:p>Datafr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, missing age → -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ut missing age sam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ly cross correlation &gt; 0.01 and &gt; 0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(n_p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6:36:13.280395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0:03.081475931</meta:creation-date>
    <dc:date>2021-11-10T18:01:58.861476801</dc:date>
    <meta:editing-duration>PT1H36M12S</meta:editing-duration>
    <meta:editing-cycles>4</meta:editing-cycles>
    <meta:generator>LibreOffice/6.0.7.3$Linux_X86_64 LibreOffice_project/00m0$Build-3</meta:generator>
    <meta:document-statistic meta:table-count="1" meta:cell-count="32" meta:object-count="0"/>
  </office:meta>
</office:document-meta>
</file>